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932A4B2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5000b" draw:opacity="100%" draw:textarea-vertical-align="middle"/>
    </style:style>
    <style:style style:name="gr2" style:family="graphic" style:parent-style-name="standard">
      <style:graphic-properties draw:fill="solid" draw:fill-color="#83caff" draw:textarea-horizontal-align="justify" draw:textarea-vertical-align="middle" draw:auto-grow-height="false" fo:min-height="19.328cm" fo:min-width="20.4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stroke="dash" draw:stroke-dash="Fine_20_Dashed" svg:stroke-width="0.102cm" svg:stroke-color="#0000ff" draw:marker-start="Arrow" draw:marker-start-width="0.352cm" draw:marker-end="Arrow" draw:marker-end-width="0.352cm" draw:fill="none" draw:textarea-vertical-align="middle" fo:padding-top="0.175cm" fo:padding-bottom="0.175cm" fo:padding-left="0.3cm" fo:padding-right="0.3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polygon draw:style-name="gr1" draw:text-style-name="P1" draw:layer="layout" svg:width="11.429cm" svg:height="5.587cm" svg:x="19.812cm" svg:y="3.048cm" svg:viewBox="0 0 11430 5588" draw:points="0,5588 10160,0 11430,3048">
          <text:p/>
        </draw:polygon>
        <draw:custom-shape draw:style-name="gr2" draw:text-style-name="P1" draw:layer="layout" svg:width="29.626cm" svg:height="27.686cm" svg:x="-9.052cm" svg:y="-0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4.513cm" svg:height="4.513cm" svg:x="3.556cm" svg:y="10.473cm">
          <draw:image xlink:href="Pictures/100002010000008000000080932A4B2F.png" xlink:type="simple" xlink:show="embed" xlink:actuate="onLoad">
            <text:p/>
          </draw:image>
        </draw:frame>
        <draw:frame draw:style-name="gr3" draw:text-style-name="P1" draw:layer="layout" svg:width="4.513cm" svg:height="4.513cm" svg:x="20.233cm" svg:y="5.134cm">
          <draw:image xlink:href="Pictures/100002010000008000000080932A4B2F.png" xlink:type="simple" xlink:show="embed" xlink:actuate="onLoad">
            <text:p/>
          </draw:image>
        </draw:frame>
        <draw:line draw:style-name="gr4" draw:text-style-name="P1" draw:layer="layout" svg:x1="4.572cm" svg:y1="12.7cm" svg:x2="19.812cm" svg:y2="8.636cm">
          <text:p/>
        </draw:line>
        <draw:line draw:style-name="gr4" draw:text-style-name="P1" draw:layer="layout" svg:x1="8.07cm" svg:y1="12.7cm" svg:x2="19.813cm" svg:y2="8.636cm">
          <text:p/>
        </draw:line>
        <draw:line draw:style-name="gr4" draw:text-style-name="P1" draw:layer="layout" svg:x1="5.842cm" svg:y1="14.732cm" svg:x2="19.813cm" svg:y2="8.636cm">
          <text:p/>
        </draw:lin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ndotux </meta:initial-creator>
    <meta:creation-date>2015-01-28T16:23:45.137713654</meta:creation-date>
    <dc:date>2015-02-07T17:19:04.124963994</dc:date>
    <meta:editing-duration>PT14M54S</meta:editing-duration>
    <meta:editing-cycles>3</meta:editing-cycles>
    <meta:generator>LibreOffice/4.2.7.2$Linux_X86_64 LibreOffice_project/420m0$Build-2</meta:generator>
    <meta:document-statistic meta:object-count="30"/>
  </office:meta>
</office:document-meta>
</file>